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0ed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0ed6b" officeooo:paragraph-rsid="0000ed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0ed6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164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02b1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2b1cd" officeooo:paragraph-rsid="0002b1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2b1cd" officeooo:paragraph-rsid="000318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aNote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318aa" officeooo:paragraph-rsid="000318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617881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0016491" style:font-name-asian="Courier New" style:font-size-asian="12pt" style:font-name-complex="Courier New" style:font-size-complex="12pt"/>
    </style:style>
    <style:style style:name="T4" style:family="text">
      <style:text-properties style:font-name="Times New Roman" officeooo:rsid="0002b1cd" style:font-name-asian="Courier New" style:font-size-asian="12pt" style:font-name-complex="Courier New" style:font-size-complex="12pt"/>
    </style:style>
    <style:style style:name="T5" style:family="text">
      <style:text-properties officeooo:rsid="0002b1cd"/>
    </style:style>
    <style:style style:name="T6" style:family="text">
      <style:text-properties officeooo:rsid="005a182b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MathematicaFormatStandardForm"><text:span text:style-name="T4">Suppose we have some function </text:span></text:span><draw:frame draw:style-name="fr2" draw:name="Object7" text:anchor-type="as-char" svg:y="-0.1484in" svg:width="0.6709in" svg:height="0.2098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. <text:s/><text:span text:style-name="T5">Define it as the count of solutions to </text:span><draw:frame draw:style-name="fr2" draw:name="Object6" text:anchor-type="as-char" svg:y="-0.1484in" svg:width="2.3937in" svg:height="0.20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where<draw:frame draw:style-name="fr2" draw:name="Object5" text:anchor-type="as-char" svg:y="-0.1484in" svg:width="0.748in" svg:height="0.2098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are all integers greater than 0, <text:span text:style-name="T5">and then that count multiplied by</text:span><draw:frame draw:style-name="fr2" draw:name="Object8" text:anchor-type="as-char" svg:y="-0.172in" svg:width="0.2319in" svg:height="0.208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.</text:p>
      <text:p text:style-name="P5"/>
      <text:p text:style-name="P6">Here's a geometric interpretation of <text:span text:style-name="T6"><draw:frame draw:style-name="fr2" draw:name="Object9" text:anchor-type="as-char" svg:y="-0.1484in" svg:width="0.6709in" svg:height="0.2098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6">:</text:span></text:p>
      <text:p text:style-name="P6"/>
      <text:p text:style-name="P6">As an example, let's look at <text:span text:style-name="T6"><draw:frame draw:style-name="fr2" draw:name="Object11" text:anchor-type="as-char" svg:y="-0.2445in" svg:width="0.7453in" svg:height="0.393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6">. <text:s/></text:span>You could think of<text:span text:style-name="T6"><draw:frame draw:style-name="fr2" draw:name="Object10" text:anchor-type="as-char" svg:y="-0.2445in" svg:width="0.7453in" svg:height="0.3937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span>as representing the volume of cubes with sides of length ½ (so each cube has a volume of 1/8th) that is entirely bounded by the curves<text:span text:style-name="T6"><draw:frame draw:style-name="fr2" draw:name="Object12" text:anchor-type="as-char" svg:y="-0.1484in" svg:width="1.8366in" svg:height="0.18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. <text:s/></text:span>So the parameter x represents a kind of discrete sampling factor of the continuous curve. <text:s/>If x is 1, <draw:frame draw:style-name="fr2" draw:name="Object13" text:anchor-type="as-char" svg:y="-0.4047in" svg:width="1.6165in" svg:height="0.572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. <text:s/>As x approaches 0, <draw:frame draw:style-name="fr2" draw:name="Object14" text:anchor-type="as-char" svg:y="-0.4165in" svg:width="2.1744in" svg:height="0.595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6"/>
      <text:p text:style-name="P8">Now, <text:span text:style-name="T6"><draw:frame draw:style-name="fr2" draw:name="Object15" text:anchor-type="as-char" svg:y="-0.1484in" svg:width="0.6709in" svg:height="0.2098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is interesting, and the parameter x is particularly interesting, because the riemann prime counting function can be expressed as</text:p>
      <text:p text:style-name="P8"/>
      <text:p text:style-name="P7"><draw:frame draw:style-name="fr2" draw:name="Object16" text:anchor-type="as-char" svg:y="-0.2744in" svg:width="1.9618in" svg:height="0.4429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/>
      <text:p text:style-name="P8">and the logarithmic integral can be expressed as</text:p>
      <text:p text:style-name="P8"/>
      <text:p text:style-name="P7"><draw:frame draw:style-name="fr2" draw:name="Object17" text:anchor-type="as-char" svg:y="-0.2744in" svg:width="3.1772in" svg:height="0.4429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8">And so the difference between the two (which is to say, the difference at the heart of the prime number theory) is contingent on what happens as that x value changes.</text:p>
      <text:p text:style-name="P6"/>
      <text:p text:style-name="P8">So it might seem interesting to ask what</text:p>
      <text:p text:style-name="P8"/>
      <text:p text:style-name="P7"><text:span text:style-name="T6"><draw:frame draw:style-name="fr2" draw:name="Object18" text:anchor-type="as-char" svg:y="-0.1953in" svg:width="0.9252in" svg:height="0.3445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7"/>
      <text:p text:style-name="P8">looks like…</text:p>
      <text:p text:style-name="P8"/>
      <text:p text:style-name="P8">...but probably not. <text:s/>Or at least, I never had any success with that line of exploration.</text:p>
      <text:p text:style-name="P8"/>
      <text:p text:style-name="P8">That's what I was trying to do here.</text:p>
      <text:p text:style-name="P8"/>
      <text:p text:style-name="P8">Incidentally, the function I'm writing as<text:span text:style-name="T5"><draw:frame draw:style-name="fr2" draw:name="Object19" text:anchor-type="as-char" svg:y="-0.1484in" svg:width="0.6709in" svg:height="0.209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here I eventually notate as<text:span text:style-name="T5"><draw:frame draw:style-name="fr2" draw:name="Object20" text:anchor-type="as-char" svg:y="-0.172in" svg:width="1.748in" svg:height="0.2335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in my later writings.</text:p>
      <text:p text:style-name="P4"><text:span text:style-name="MathematicaFormatStandardForm"><text:span text:style-name="T3"/></text:span></text:p>
      <text:p text:style-name="P1"><text:span text:style-name="MathematicaFormatStandardForm"><text:span text:style-name="T1"/></text:span></text:p>
      <text:p text:style-name="P1"><text:soft-page-break/><text:span text:style-name="MathematicaFormatStandardForm"><text:span text:style-name="T1"><draw:frame draw:style-name="fr1" draw:name="Object403" text:anchor-type="as-char" svg:y="-0.3043in" svg:width="1.9709in" svg:height="0.4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MathematicaFormatStandardForm"><text:span text:style-name="T2">with</text:span></text:span><text:span text:style-name="MathematicaFormatStandardForm"><text:span text:style-name="T1"><draw:frame draw:style-name="fr1" draw:name="Object404" text:anchor-type="as-char" svg:y="-0.1693in" svg:width="0.848in" svg:height="0.251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451" text:anchor-type="as-char" svg:y="-0.1929in" svg:width="1.9075in" svg:height="0.275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draw:frame draw:style-name="fr2" draw:name="Object1" text:anchor-type="as-char" svg:y="-0.1484in" svg:width="1.6154in" svg:height="0.20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2" text:anchor-type="as-char" svg:y="-0.172in" svg:width="3.1335in" svg:height="0.233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"/>
      <text:p text:style-name="P1"><draw:frame draw:style-name="fr2" draw:name="Object3" text:anchor-type="as-char" svg:y="-0.422in" svg:width="4.4366in" svg:height="0.5902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  <text:p text:style-name="P1"><draw:frame draw:style-name="fr2" draw:name="Object4" text:anchor-type="as-char" svg:y="-0.4252in" svg:width="6.511in" svg:height="0.5937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Note" style:family="paragraph" style:parent-style-name="Standard" style:master-page-name="">
      <style:graphic-properties draw:fill="solid" draw:fill-color="#d5dee7" draw:fill-image-width="0in" draw:fill-image-height="0in"/>
      <style:paragraph-properties fo:margin-left="0.1in" fo:margin-right="0.1in" fo:text-indent="0in" style:auto-text-indent="false" style:page-number="auto" fo:background-color="#d5dee7" fo:padding="0in" fo:border="none" style:shadow="none" style:join-border="false">
        <style:tab-stops/>
      </style:paragraph-properties>
      <style:text-properties style:font-name="Gautami" fo:font-family="Gautami" style:font-style-name="Italic" style:font-family-generic="swiss" style:font-pitch="variable" fo:font-size="10pt" fo:font-style="italic" officeooo:rsid="00267c29" fo:background-color="transparent" style:font-size-asian="10.5pt" style:font-style-asian="italic" style:font-style-complex="italic" loext:padding="0in" loext:border="none" loext:shadow="none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00:00:41.919000000</meta:creation-date>
    <dc:date>2016-02-03T14:03:10.906000000</dc:date>
    <meta:editing-duration>PT10M14S</meta:editing-duration>
    <meta:editing-cycles>2</meta:editing-cycles>
    <meta:generator>LibreOffice/5.0.0.5$Windows_x86 LibreOffice_project/1b1a90865e348b492231e1c451437d7a15bb262b</meta:generator>
    <meta:document-statistic meta:table-count="0" meta:image-count="0" meta:object-count="23" meta:page-count="2" meta:paragraph-count="20" meta:word-count="199" meta:character-count="1109" meta:non-whitespace-character-count="915"/>
  </office:meta>
</office:document-meta>
</file>

<file path=Object 1/content.xml><?xml version="1.0" encoding="utf-8"?>
<math xmlns="http://www.w3.org/1998/Math/MathML">
  <semantics>
    <mrow>
      <msub>
        <mi>D</mi>
        <mrow>
          <mi>k</mi>
          <mi>,</mi>
          <mi>x</mi>
        </mrow>
      </msub>
      <mrow>
        <mrow>
          <mo stretchy="false">(</mo>
          <mrow>
            <mi>n</mi>
          </mrow>
          <mo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o stretchy="false">⌊</mo>
              <mrow>
                <mrow>
                  <mi>n</mi>
                  <mo stretchy="false">−</mo>
                  <mi>x</mi>
                </mrow>
              </mrow>
              <mo stretchy="false">⌋</mo>
            </mrow>
          </munderover>
          <msub>
            <mi>D</mi>
            <mrow>
              <mrow>
                <mi>k</mi>
                <mo stretchy="false">−</mo>
                <mn>1,</mn>
              </mrow>
              <mi>x</mi>
            </mrow>
          </msub>
        </mrow>
      </mrow>
      <mrow>
        <mo stretchy="false">(</mo>
        <mrow>
          <mfrac>
            <mi>n</mi>
            <mrow>
              <mrow>
                <mi>j</mi>
                <mo stretchy="false">+</mo>
                <mi>x</mi>
              </mrow>
            </mrow>
          </mfrac>
        </mrow>
        <mo stretchy="false">)</mo>
      </mrow>
    </mrow>
    <annotation encoding="StarMath 5.0">D_{k,x}(n) = sum from j = 0 to lfloor n-x rfloor D_{k-1,x}( n over {j+x} )</annotation>
  </semantics>
</math>
</file>

<file path=Object 10/content.xml><?xml version="1.0" encoding="utf-8"?>
<math xmlns="http://www.w3.org/1998/Math/MathML" display="block">
  <semantics>
    <mrow>
      <msub>
        <mi>C</mi>
        <mi>k</mi>
      </msub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C_k(n,x)</annotation>
  </semantics>
</math>
</file>

<file path=Object 11/content.xml><?xml version="1.0" encoding="utf-8"?>
<math xmlns="http://www.w3.org/1998/Math/MathML" display="block">
  <semantics>
    <msup>
      <mi>x</mi>
      <mi>k</mi>
    </msup>
    <annotation encoding="StarMath 5.0">x^k</annotation>
  </semantics>
</math>
</file>

<file path=Object 12/content.xml><?xml version="1.0" encoding="utf-8"?>
<math xmlns="http://www.w3.org/1998/Math/MathML" display="block">
  <semantics>
    <mrow>
      <msub>
        <mi>C</mi>
        <mi>k</mi>
      </msub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C_k(n,x)</annotation>
  </semantics>
</math>
</file>

<file path=Object 13/content.xml><?xml version="1.0" encoding="utf-8"?>
<math xmlns="http://www.w3.org/1998/Math/MathML" display="block">
  <semantics>
    <mrow>
      <msub>
        <mi>C</mi>
        <mn>3</mn>
      </msub>
      <mrow>
        <mo fence="true" stretchy="false">(</mo>
        <mrow>
          <mrow>
            <mn>20,</mn>
            <mfrac>
              <mn>1</mn>
              <mn>2</mn>
            </mfrac>
          </mrow>
        </mrow>
        <mo fence="true" stretchy="false">)</mo>
      </mrow>
    </mrow>
    <annotation encoding="StarMath 5.0">C_3(20,{1 over 2})</annotation>
  </semantics>
</math>
</file>

<file path=Object 14/content.xml><?xml version="1.0" encoding="utf-8"?>
<math xmlns="http://www.w3.org/1998/Math/MathML" display="block">
  <semantics>
    <mrow>
      <msub>
        <mi>C</mi>
        <mn>3</mn>
      </msub>
      <mrow>
        <mo fence="true" stretchy="false">(</mo>
        <mrow>
          <mrow>
            <mn>20,</mn>
            <mfrac>
              <mn>1</mn>
              <mn>2</mn>
            </mfrac>
          </mrow>
        </mrow>
        <mo fence="true" stretchy="false">)</mo>
      </mrow>
    </mrow>
    <annotation encoding="StarMath 5.0">C_3(20,{1 over 2})</annotation>
  </semantics>
</math>
</file>

<file path=Object 15/content.xml><?xml version="1.0" encoding="utf-8"?>
<math xmlns="http://www.w3.org/1998/Math/MathML" display="block">
  <semantics>
    <mrow>
      <mrow>
        <mrow>
          <mi>x</mi>
          <mo stretchy="false">⋅</mo>
          <mi>y</mi>
          <mo stretchy="false">⋅</mo>
          <mi>z</mi>
        </mrow>
        <mo stretchy="false">≤</mo>
        <mn>20,</mn>
      </mrow>
      <mrow>
        <mi>x</mi>
        <mo stretchy="false">&gt;</mo>
        <mn>1,</mn>
      </mrow>
      <mrow>
        <mi>y</mi>
        <mo stretchy="false">&gt;</mo>
        <mn>1,</mn>
      </mrow>
      <mrow>
        <mi>z</mi>
        <mo stretchy="false">&gt;</mo>
        <mn>1</mn>
      </mrow>
    </mrow>
    <annotation encoding="StarMath 5.0">x cdot y cdot z &lt;= 20, x &gt; 1, y &gt; 1, z &gt; 1</annotation>
  </semantics>
</math>
</file>

<file path=Object 16/content.xml><?xml version="1.0" encoding="utf-8"?>
<math xmlns="http://www.w3.org/1998/Math/MathML" display="block">
  <semantics>
    <mrow>
      <msub>
        <mi>C</mi>
        <mn>3</mn>
      </msub>
      <mrow>
        <mrow>
          <mo fence="true" stretchy="false">(</mo>
          <mrow>
            <mn>20,1</mn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2</mn>
            </mrow>
            <mn>20</mn>
          </munderover>
          <mrow>
            <munderover>
              <mo stretchy="false">∑</mo>
              <mrow>
                <mi>k</mi>
                <mo stretchy="false">=</mo>
                <mn>2</mn>
              </mrow>
              <mrow>
                <mo fence="true" stretchy="false">⌊</mo>
                <mrow>
                  <mfrac>
                    <mn>20</mn>
                    <mi>j</mi>
                  </mfrac>
                </mrow>
                <mo fence="true" stretchy="false">⌋</mo>
              </mrow>
            </munderover>
            <mrow>
              <munderover>
                <mo stretchy="false">∑</mo>
                <mrow>
                  <mi>l</mi>
                  <mo stretchy="false">=</mo>
                  <mn>2</mn>
                </mrow>
                <mrow>
                  <mo fence="true" stretchy="false">⌊</mo>
                  <mrow>
                    <mfrac>
                      <mn>20</mn>
                      <mrow>
                        <mi>j</mi>
                        <mo stretchy="false">⋅</mo>
                        <mi>k</mi>
                      </mrow>
                    </mfrac>
                  </mrow>
                  <mo fence="true" stretchy="false">⌋</mo>
                </mrow>
              </munderover>
              <mn>1</mn>
            </mrow>
          </mrow>
        </mrow>
      </mrow>
    </mrow>
    <annotation encoding="StarMath 5.0">C_3(20,1)= sum from j = 2 to 20 sum from k = 2 to lfloor 20 over j rfloor sum from l = 2 to lfloor 20 over {j cdot k} rfloor 1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/>
      </mrow>
      <msub>
        <mi>C</mi>
        <mn>3</mn>
      </msub>
      <mrow>
        <mrow>
          <mo fence="true" stretchy="false">(</mo>
          <mrow>
            <mrow>
              <mn>20,</mn>
              <mi>x</mi>
            </mrow>
          </mrow>
          <mo fence="true" stretchy="false">)</mo>
        </mrow>
        <mo stretchy="false">=</mo>
        <mrow>
          <munderover>
            <mo stretchy="false">∫</mo>
            <mn>1</mn>
            <mn>20</mn>
          </munderover>
          <mrow>
            <munderover>
              <mo stretchy="false">∫</mo>
              <mn>1</mn>
              <mfrac>
                <mn>20</mn>
                <mi>x</mi>
              </mfrac>
            </munderover>
            <mrow>
              <munderover>
                <mo stretchy="false">∫</mo>
                <mn>1</mn>
                <mfrac>
                  <mn>20</mn>
                  <mrow>
                    <mi>x</mi>
                    <mo stretchy="false">⋅</mo>
                    <mi>y</mi>
                  </mrow>
                </mfrac>
              </munderover>
              <mi mathvariant="italic">dz</mi>
            </mrow>
          </mrow>
        </mrow>
      </mrow>
      <mi mathvariant="italic">dy</mi>
      <mi mathvariant="italic">dx</mi>
    </mrow>
    <annotation encoding="StarMath 5.0">lim from {x rightarrow 0}{}C_3(20,x)= int from 1 to 20 int from 1 to 20 over x int from 1 to 20 over {x cdot y} dz dy dx</annotation>
  </semantics>
</math>
</file>

<file path=Object 18/content.xml><?xml version="1.0" encoding="utf-8"?>
<math xmlns="http://www.w3.org/1998/Math/MathML" display="block">
  <semantics>
    <mrow>
      <msub>
        <mi>C</mi>
        <mi>k</mi>
      </msub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C_k(n,x)</annotation>
  </semantics>
</math>
</file>

<file path=Object 1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1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⋅</mo>
          <msub>
            <mi>C</mi>
            <mi>k</mi>
          </msub>
        </mrow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</mrow>
    <annotation encoding="StarMath 5.0">%PI(n) = sum from k = 1 {(-1)^{k+1} over k} cdot C_k(n,1)</annotation>
  </semantics>
</math>
</file>

<file path=Object 2/content.xml><?xml version="1.0" encoding="utf-8"?>
<math xmlns="http://www.w3.org/1998/Math/MathML">
  <semantics>
    <mrow>
      <msub>
        <mi>D</mi>
        <mrow>
          <mn>0,</mn>
          <mi>x</mi>
        </mrow>
      </msub>
      <mrow>
        <mrow>
          <mo stretchy="false">(</mo>
          <mrow>
            <mi>n</mi>
          </mrow>
          <mo stretchy="false">)</mo>
        </mrow>
        <mo stretchy="false">=</mo>
        <mn>1</mn>
      </mrow>
    </mrow>
    <annotation encoding="StarMath 5.0">D_{0,x}(n) = 1</annotation>
  </semantics>
</math>
</file>

<file path=Object 20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row>
          <mi>n</mi>
          <mo stretchy="false">−</mo>
          <mi mathvariant="normal">γ</mi>
        </mrow>
        <mo stretchy="false">=</mo>
        <mrow>
          <munder>
            <mi>lim</mi>
            <mrow>
              <mi>x</mi>
              <mo stretchy="false">→</mo>
              <mn>0</mn>
            </mrow>
          </munder>
          <mrow/>
        </mrow>
      </mrow>
      <mrow>
        <mrow>
          <munder>
            <mo stretchy="false">∑</mo>
            <mrow>
              <mi>k</mi>
              <mo stretchy="false">=</mo>
              <mn>1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  <mo stretchy="false">⋅</mo>
        <msub>
          <mi>C</mi>
          <mi>k</mi>
        </msub>
      </mrow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li(n)-log log n - %gamma = lim from {x rightarrow 0}{}sum from k = 1 {(-1)^{k+1} over k} cdot C_k(n,x)</annotation>
  </semantics>
</math>
</file>

<file path=Object 21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sub>
        <mi>C</mi>
        <mi>k</mi>
      </msub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{partial over {partial x }}C_k(n,x)</annotation>
  </semantics>
</math>
</file>

<file path=Object 22/content.xml><?xml version="1.0" encoding="utf-8"?>
<math xmlns="http://www.w3.org/1998/Math/MathML" display="block">
  <semantics>
    <mrow>
      <msub>
        <mi>C</mi>
        <mi>k</mi>
      </msub>
      <mrow>
        <mo fence="true" stretchy="false">(</mo>
        <mrow>
          <mrow>
            <mi>n</mi>
            <mi>,</mi>
            <mi>x</mi>
          </mrow>
        </mrow>
        <mo fence="true" stretchy="false">)</mo>
      </mrow>
    </mrow>
    <annotation encoding="StarMath 5.0">C_k(n,x)</annotation>
  </semantics>
</math>
</file>

<file path=Object 23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sup>
                      <mi>x</mi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sup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k</mi>
          </msup>
        </mrow>
        <mo fence="true" stretchy="false">]</mo>
      </mrow>
      <mi>n</mi>
    </msub>
    <annotation encoding="StarMath 5.0">[(x^{1-(0)} cdot %zeta((0),1+x^-1))^k]_n</annotation>
  </semantics>
</math>
</file>

<file path=Object 3/content.xml><?xml version="1.0" encoding="utf-8"?>
<math xmlns="http://www.w3.org/1998/Math/MathML" display="block">
  <semantics>
    <mrow>
      <msub>
        <mi>C</mi>
        <mi>k</mi>
      </msub>
      <mrow>
        <mrow>
          <mo fence="true" stretchy="false">(</mo>
          <mrow>
            <mrow>
              <mi>n</mi>
              <mi>,</mi>
              <mi>x</mi>
            </mrow>
          </mrow>
          <mo fence="true" stretchy="false">)</mo>
        </mrow>
        <mo stretchy="false">−</mo>
        <msub>
          <mi>C</mi>
          <mi>k</mi>
        </msub>
      </mrow>
      <mrow>
        <mo fence="true" stretchy="false">(</mo>
        <mrow>
          <mrow>
            <mi>n</mi>
            <mi>,</mi>
            <mrow>
              <mi>x</mi>
              <mo stretchy="false">−</mo>
              <mi mathvariant="normal">ϵ</mi>
            </mrow>
          </mrow>
        </mrow>
        <mo fence="true" stretchy="false">)</mo>
      </mrow>
    </mrow>
    <annotation encoding="StarMath 5.0">C_k(n,x) - C_k(n,x-%epsilon)</annotation>
  </semantics>
</math>
</file>

<file path=Object 4/content.xml><?xml version="1.0" encoding="utf-8"?>
<math xmlns="http://www.w3.org/1998/Math/MathML">
  <semantics>
    <mrow>
      <msub>
        <mi>C</mi>
        <mrow>
          <mi>k</mi>
        </mrow>
      </msub>
      <mrow>
        <mrow>
          <mo stretchy="false">(</mo>
          <mrow>
            <mi>n</mi>
            <mi>,</mi>
            <mi>x</mi>
          </mrow>
          <mo stretchy="false">)</mo>
        </mrow>
        <mo stretchy="false">=</mo>
        <msup>
          <mi>x</mi>
          <mrow>
            <mo stretchy="false">−</mo>
            <mi>k</mi>
          </mrow>
        </msup>
      </mrow>
      <msub>
        <mi>D</mi>
        <mrow>
          <mi>k</mi>
          <mi>,</mi>
          <mrow>
            <mi>x</mi>
            <mo stretchy="false">+</mo>
            <mn>1</mn>
          </mrow>
        </mrow>
      </msub>
      <mrow>
        <mo stretchy="false">(</mo>
        <mrow>
          <mi>n</mi>
          <msup>
            <mi>x</mi>
            <mi>k</mi>
          </msup>
        </mrow>
        <mo stretchy="false">)</mo>
      </mrow>
    </mrow>
    <annotation encoding="StarMath 5.0">C_{k}(n,x) = x^-k D_{k,x+1}(n x^k)</annotation>
  </semantics>
</math>
</file>

<file path=Object 5/content.xml><?xml version="1.0" encoding="utf-8"?>
<math xmlns="http://www.w3.org/1998/Math/MathML">
  <semantics>
    <mrow>
      <msup>
        <mi>x</mi>
        <mrow>
          <mo stretchy="false">−</mo>
          <mi>k</mi>
        </mrow>
      </msup>
      <msub>
        <mi>D</mi>
        <mrow>
          <mi>k</mi>
          <mi>,</mi>
          <mrow>
            <mi>x</mi>
            <mo stretchy="false">+</mo>
            <mn>1</mn>
          </mrow>
        </mrow>
      </msub>
      <mrow>
        <mrow>
          <mo stretchy="false">(</mo>
          <mrow>
            <mi>n</mi>
            <msup>
              <mi>x</mi>
              <mi>k</mi>
            </msup>
          </mrow>
          <mo stretchy="false">)</mo>
        </mrow>
        <mo stretchy="false">−</mo>
        <msup>
          <mrow>
            <mo stretchy="false">(</mo>
            <mrow>
              <mrow>
                <mi>x</mi>
                <mo stretchy="false">−</mo>
                <mo stretchy="false">ϵ</mo>
              </mrow>
            </mrow>
            <mo stretchy="false">)</mo>
          </mrow>
          <mrow>
            <mo stretchy="false">−</mo>
            <mi>k</mi>
          </mrow>
        </msup>
      </mrow>
      <msub>
        <mi>D</mi>
        <mrow>
          <mi>k</mi>
          <mi>,</mi>
          <mrow>
            <mrow>
              <mi>x</mi>
              <mo stretchy="false">−</mo>
              <mo stretchy="false">ϵ</mo>
            </mrow>
            <mo stretchy="false">+</mo>
            <mn>1</mn>
          </mrow>
        </mrow>
      </msub>
      <mrow>
        <mo stretchy="false">(</mo>
        <mrow>
          <mi>n</mi>
          <msup>
            <mrow>
              <mo stretchy="false">(</mo>
              <mrow>
                <mrow>
                  <mi>x</mi>
                  <mo stretchy="false">−</mo>
                  <mo stretchy="false">ϵ</mo>
                </mrow>
              </mrow>
              <mo stretchy="false">)</mo>
            </mrow>
            <mi>k</mi>
          </msup>
        </mrow>
        <mo stretchy="false">)</mo>
      </mrow>
    </mrow>
    <annotation encoding="StarMath 5.0">x^-k D_{k,x+1}(n x^k) - (x-%epsilon)^-k D_{k,x-%epsilon+1}(n (x-%epsilon)^k)</annotation>
  </semantics>
</math>
</file>

<file path=Object 6/content.xml><?xml version="1.0" encoding="utf-8"?>
<math xmlns="http://www.w3.org/1998/Math/MathML">
  <semantics>
    <mrow>
      <mrow>
        <msup>
          <mi>x</mi>
          <mrow>
            <mo stretchy="false">−</mo>
            <mi>k</mi>
          </mrow>
        </msup>
        <mo stretchy="false">⋅</mo>
        <msub>
          <mi>D</mi>
          <mrow>
            <mi>k</mi>
            <mi>,</mi>
            <mrow>
              <mi>x</mi>
              <mo stretchy="false">+</mo>
              <mn>1</mn>
            </mrow>
          </mrow>
        </msub>
      </mrow>
      <mrow>
        <mrow>
          <mo stretchy="false">(</mo>
          <mrow>
            <mrow>
              <mi>n</mi>
              <mo stretchy="false">⋅</mo>
              <msup>
                <mi>x</mi>
                <mi>k</mi>
              </msup>
            </mrow>
          </mrow>
          <mo stretchy="false">)</mo>
        </mrow>
        <mo stretchy="false">=</mo>
        <mrow>
          <msup>
            <mi>x</mi>
            <mrow>
              <mo stretchy="false">−</mo>
              <mi>k</mi>
            </mrow>
          </msup>
          <mo stretchy="false">⋅</mo>
          <mrow>
            <munderover>
              <mo stretchy="false">∑</mo>
              <mrow>
                <mi>j</mi>
                <mo stretchy="false">=</mo>
                <mn>0</mn>
              </mrow>
              <mrow>
                <mo stretchy="false">⌊</mo>
                <mrow>
                  <mrow>
                    <mrow>
                      <mrow>
                        <mrow>
                          <mi>n</mi>
                          <mo stretchy="false">⋅</mo>
                          <msup>
                            <mi>x</mi>
                            <mi>k</mi>
                          </msup>
                        </mrow>
                      </mrow>
                      <mo stretchy="false">−</mo>
                      <mi>x</mi>
                    </mrow>
                    <mo stretchy="false">−</mo>
                    <mn>1</mn>
                  </mrow>
                </mrow>
                <mo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o stretchy="false">⌊</mo>
                  <mrow>
                    <mrow>
                      <mrow>
                        <mfrac>
                          <mrow>
                            <mrow>
                              <mi>n</mi>
                              <mo stretchy="false">⋅</mo>
                              <msup>
                                <mi>x</mi>
                                <mi>k</mi>
                              </msup>
                            </mrow>
                          </mrow>
                          <mrow>
                            <mrow>
                              <mrow>
                                <mi>j</mi>
                                <mo stretchy="false">+</mo>
                                <mi>x</mi>
                              </mrow>
                              <mo stretchy="false">+</mo>
                              <mn>1</mn>
                            </mrow>
                          </mrow>
                        </mfrac>
                        <mo stretchy="false">−</mo>
                        <mi>x</mi>
                      </mrow>
                      <mo stretchy="false">−</mo>
                      <mn>1</mn>
                    </mrow>
                  </mrow>
                  <mo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0</mn>
                  </mrow>
                  <mrow>
                    <mo stretchy="false">⌊</mo>
                    <mrow>
                      <mrow>
                        <mrow>
                          <mfrac>
                            <mrow>
                              <mrow>
                                <mi>n</mi>
                                <mo stretchy="false">⋅</mo>
                                <msup>
                                  <mi>x</mi>
                                  <mi>k</mi>
                                </msup>
                              </mrow>
                            </mrow>
                            <mrow>
                              <mrow>
                                <mo stretchy="false">(</mo>
                                <mrow>
                                  <mrow>
                                    <mrow>
                                      <mi>j</mi>
                                      <mo stretchy="false">+</mo>
                                      <mi>x</mi>
                                    </mrow>
                                    <mo stretchy="false">+</mo>
                                    <mn>1</mn>
                                  </mrow>
                                </mrow>
                                <mo stretchy="false">)</mo>
                              </mrow>
                              <mrow>
                                <mo stretchy="false">(</mo>
                                <mrow>
                                  <mrow>
                                    <mrow>
                                      <mi>k</mi>
                                      <mo stretchy="false">+</mo>
                                      <mi>x</mi>
                                    </mrow>
                                    <mo stretchy="false">+</mo>
                                    <mn>1</mn>
                                  </mrow>
                                </mrow>
                                <mo stretchy="false">)</mo>
                              </mrow>
                            </mrow>
                          </mfrac>
                          <mo stretchy="false">−</mo>
                          <mi>x</mi>
                        </mrow>
                        <mo stretchy="false">−</mo>
                        <mn>1</mn>
                      </mrow>
                    </mrow>
                    <mo stretchy="false">⌋</mo>
                  </mrow>
                </munderover>
                <mrow>
                  <mo stretchy="false">∑</mo>
                  <mn>...</mn>
                </mrow>
              </mrow>
            </mrow>
          </mrow>
        </mrow>
      </mrow>
      <mn>1</mn>
    </mrow>
    <annotation encoding="StarMath 5.0">x^-k cdot D_{k,x+1}(n cdot x^k) = x^-k cdot sum from j = 0 to lfloor {n cdot x^k} - x-1 rfloor sum from k = 0 to lfloor {n cdot x^k} over {j+x+1}-x-1 rfloor sum from m = 0 to lfloor {n cdot x^k} over {(j+x+1)(k+x+1)} - x-1 rfloor sum ... 1</annotation>
  </semantics>
</math>
</file>

<file path=Object 7/content.xml><?xml version="1.0" encoding="utf-8"?>
<math xmlns="http://www.w3.org/1998/Math/MathML">
  <semantics>
    <mrow>
      <mrow>
        <msup>
          <mrow>
            <mo stretchy="false">(</mo>
            <mrow>
              <mrow>
                <mi>x</mi>
                <mo stretchy="false">−</mo>
                <mo stretchy="false">ϵ</mo>
              </mrow>
            </mrow>
            <mo stretchy="false">)</mo>
          </mrow>
          <mrow>
            <mo stretchy="false">−</mo>
            <mi>k</mi>
          </mrow>
        </msup>
        <mo stretchy="false">⋅</mo>
        <msub>
          <mi>D</mi>
          <mrow>
            <mi>k</mi>
            <mi>,</mi>
            <mrow>
              <mrow>
                <mi>x</mi>
                <mo stretchy="false">−</mo>
                <mo stretchy="false">ϵ</mo>
              </mrow>
              <mo stretchy="false">+</mo>
              <mn>1</mn>
            </mrow>
          </mrow>
        </msub>
      </mrow>
      <mrow>
        <mrow>
          <mo stretchy="false">(</mo>
          <mrow>
            <mrow>
              <mi>n</mi>
              <mo stretchy="false">⋅</mo>
              <msup>
                <mrow>
                  <mo stretchy="false">(</mo>
                  <mrow>
                    <mrow>
                      <mi>x</mi>
                      <mo stretchy="false">−</mo>
                      <mo stretchy="false">ϵ</mo>
                    </mrow>
                  </mrow>
                  <mo stretchy="false">)</mo>
                </mrow>
                <mi>k</mi>
              </msup>
            </mrow>
          </mrow>
          <mo stretchy="false">)</mo>
        </mrow>
        <mo stretchy="false">=</mo>
        <mrow>
          <msup>
            <mrow>
              <mo stretchy="false">(</mo>
              <mrow>
                <mrow>
                  <mi>x</mi>
                  <mo stretchy="false">−</mo>
                  <mo stretchy="false">ϵ</mo>
                </mrow>
              </mrow>
              <mo stretchy="false">)</mo>
            </mrow>
            <mrow>
              <mo stretchy="false">−</mo>
              <mi>k</mi>
            </mrow>
          </msup>
          <mo stretchy="false">⋅</mo>
          <mrow>
            <munderover>
              <mo stretchy="false">∑</mo>
              <mrow>
                <mi>j</mi>
                <mo stretchy="false">=</mo>
                <mn>0</mn>
              </mrow>
              <mrow>
                <mo stretchy="false">⌊</mo>
                <mrow>
                  <mrow>
                    <mrow>
                      <mrow>
                        <mrow>
                          <mrow>
                            <mi>n</mi>
                            <mo stretchy="false">⋅</mo>
                            <msup>
                              <mrow>
                                <mo stretchy="false">(</mo>
                                <mrow>
                                  <mrow>
                                    <mi>x</mi>
                                    <mo stretchy="false">−</mo>
                                    <mo stretchy="false">ϵ</mo>
                                  </mrow>
                                </mrow>
                                <mo stretchy="false">)</mo>
                              </mrow>
                              <mi>k</mi>
                            </msup>
                          </mrow>
                        </mrow>
                        <mo stretchy="false">−</mo>
                        <mi>x</mi>
                      </mrow>
                      <mo stretchy="false">+</mo>
                      <mo stretchy="false">ϵ</mo>
                    </mrow>
                    <mo stretchy="false">−</mo>
                    <mn>1</mn>
                  </mrow>
                </mrow>
                <mo stretchy="false">⌋</mo>
              </mrow>
            </munderover>
            <mrow>
              <munderover>
                <mo stretchy="false">∑</mo>
                <mrow>
                  <mi>k</mi>
                  <mo stretchy="false">=</mo>
                  <mn>0</mn>
                </mrow>
                <mrow>
                  <mo stretchy="false">⌊</mo>
                  <mrow>
                    <mrow>
                      <mrow>
                        <mrow>
                          <mfrac>
                            <mrow>
                              <mrow>
                                <mi>n</mi>
                                <mo stretchy="false">⋅</mo>
                                <msup>
                                  <mrow>
                                    <mo stretchy="false">(</mo>
                                    <mrow>
                                      <mrow>
                                        <mi>x</mi>
                                        <mo stretchy="false">−</mo>
                                        <mo stretchy="false">ϵ</mo>
                                      </mrow>
                                    </mrow>
                                    <mo stretchy="false">)</mo>
                                  </mrow>
                                  <mi>k</mi>
                                </msup>
                              </mrow>
                            </mrow>
                            <mrow>
                              <mrow>
                                <mrow>
                                  <mrow>
                                    <mi>j</mi>
                                    <mo stretchy="false">+</mo>
                                    <mi>x</mi>
                                  </mrow>
                                  <mo stretchy="false">−</mo>
                                  <mo stretchy="false">ϵ</mo>
                                </mrow>
                                <mo stretchy="false">+</mo>
                                <mn>1</mn>
                              </mrow>
                            </mrow>
                          </mfrac>
                          <mo stretchy="false">−</mo>
                          <mi>x</mi>
                        </mrow>
                        <mo stretchy="false">+</mo>
                        <mo stretchy="false">ϵ</mo>
                      </mrow>
                      <mo stretchy="false">−</mo>
                      <mn>1</mn>
                    </mrow>
                  </mrow>
                  <mo stretchy="false">⌋</mo>
                </mrow>
              </munderover>
              <mrow>
                <munderover>
                  <mo stretchy="false">∑</mo>
                  <mrow>
                    <mi>m</mi>
                    <mo stretchy="false">=</mo>
                    <mn>0</mn>
                  </mrow>
                  <mrow>
                    <mo stretchy="false">⌊</mo>
                    <mrow>
                      <mrow>
                        <mrow>
                          <mrow>
                            <mfrac>
                              <mrow>
                                <mrow>
                                  <mi>n</mi>
                                  <mo stretchy="false">⋅</mo>
                                  <msup>
                                    <mrow>
                                      <mo stretchy="false">(</mo>
                                      <mrow>
                                        <mrow>
                                          <mi>x</mi>
                                          <mo stretchy="false">−</mo>
                                          <mo stretchy="false">ϵ</mo>
                                        </mrow>
                                      </mrow>
                                      <mo stretchy="false">)</mo>
                                    </mrow>
                                    <mi>k</mi>
                                  </msup>
                                </mrow>
                              </mrow>
                              <mrow>
                                <mrow>
                                  <mo stretchy="false">(</mo>
                                  <mrow>
                                    <mrow>
                                      <mrow>
                                        <mrow>
                                          <mi>j</mi>
                                          <mo stretchy="false">+</mo>
                                          <mi>x</mi>
                                        </mrow>
                                        <mo stretchy="false">−</mo>
                                        <mo stretchy="false">ϵ</mo>
                                      </mrow>
                                      <mo stretchy="false">+</mo>
                                      <mn>1</mn>
                                    </mrow>
                                  </mrow>
                                  <mo stretchy="false">)</mo>
                                </mrow>
                                <mrow>
                                  <mo stretchy="false">(</mo>
                                  <mrow>
                                    <mrow>
                                      <mrow>
                                        <mrow>
                                          <mi>k</mi>
                                          <mo stretchy="false">+</mo>
                                          <mi>x</mi>
                                        </mrow>
                                        <mo stretchy="false">−</mo>
                                        <mo stretchy="false">ϵ</mo>
                                      </mrow>
                                      <mo stretchy="false">+</mo>
                                      <mn>1</mn>
                                    </mrow>
                                  </mrow>
                                  <mo stretchy="false">)</mo>
                                </mrow>
                              </mrow>
                            </mfrac>
                            <mo stretchy="false">−</mo>
                            <mi>x</mi>
                          </mrow>
                          <mo stretchy="false">+</mo>
                          <mo stretchy="false">ϵ</mo>
                        </mrow>
                        <mo stretchy="false">−</mo>
                        <mn>1</mn>
                      </mrow>
                    </mrow>
                    <mo stretchy="false">⌋</mo>
                  </mrow>
                </munderover>
                <mrow>
                  <mo stretchy="false">∑</mo>
                  <mn>...</mn>
                </mrow>
              </mrow>
            </mrow>
          </mrow>
        </mrow>
      </mrow>
      <mn>1</mn>
    </mrow>
    <annotation encoding="StarMath 5.0">(x-%epsilon)^-k cdot D_{k,x-%epsilon+1}(n cdot (x-%epsilon)^k) = (x-%epsilon)^-k cdot sum from j = 0 to lfloor {n cdot (x-%epsilon)^k} - x+%epsilon-1 rfloor sum from k = 0 to lfloor {n cdot (x-%epsilon)^k} over {j+x-%epsilon+1}-x+%epsilon-1 rfloor sum from m = 0 to lfloor {n cdot (x-%epsilon)^k} over {(j+x-%epsilon+1)(k+x-%epsilon+1)} - x+%epsilon-1 rfloor sum ... 1</annotation>
  </semantics>
</math>
</file>

<file path=Object 8/content.xml><?xml version="1.0" encoding="utf-8"?>
<math xmlns="http://www.w3.org/1998/Math/MathML" display="block">
  <semantics>
    <mrow>
      <msub>
        <mi>a</mi>
        <mn>1,</mn>
      </msub>
      <msub>
        <mi>a</mi>
        <mn>2,</mn>
      </msub>
      <mn>...</mn>
      <msub>
        <mi>a</mi>
        <mi>k</mi>
      </msub>
    </mrow>
    <annotation encoding="StarMath 5.0">a_1, a_2, ... a_k 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(</mo>
          <mrow>
            <mrow>
              <mn>1</mn>
              <mo stretchy="false">+</mo>
              <mrow>
                <msub>
                  <mi>a</mi>
                  <mn>1</mn>
                </msub>
                <mo stretchy="false">⋅</mo>
                <mi>x</mi>
              </mrow>
            </mrow>
          </mrow>
          <mo fence="true" stretchy="false">)</mo>
        </mrow>
        <mo stretchy="false">⋅</mo>
        <mrow>
          <mo fence="true" stretchy="false">(</mo>
          <mrow>
            <mrow>
              <mn>1</mn>
              <mo stretchy="false">+</mo>
              <mrow>
                <msub>
                  <mi>a</mi>
                  <mn>2</mn>
                </msub>
                <mo stretchy="false">⋅</mo>
                <mi>x</mi>
              </mrow>
            </mrow>
          </mrow>
          <mo fence="true" stretchy="false">)</mo>
        </mrow>
        <mo stretchy="false">⋅</mo>
        <mn>...</mn>
      </mrow>
      <mrow>
        <mrow>
          <mo fence="true" stretchy="false">(</mo>
          <mrow>
            <mrow>
              <mn>1</mn>
              <mo stretchy="false">+</mo>
              <mrow>
                <msub>
                  <mi>a</mi>
                  <mi>k</mi>
                </msub>
                <mo stretchy="false">⋅</mo>
                <mi>x</mi>
              </mrow>
            </mrow>
          </mrow>
          <mo fence="true" stretchy="false">)</mo>
        </mrow>
        <mo stretchy="false">≤</mo>
        <mi>n</mi>
      </mrow>
    </mrow>
    <annotation encoding="StarMath 5.0">(1+a_1 cdot x) cdot ( 1+a_2 cdot x )cdot...( 1+a_k cdot x ) &lt;= n</annotation>
  </semantics>
</math>
</file>